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ole" svg:font-family="Luciole"/>
    <style:font-face style:name="Luciole1" svg:font-family="Luciole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284028" officeooo:paragraph-rsid="00d51a12" fo:background-color="#81d41a"/>
    </style:style>
    <style:style style:name="P2" style:family="paragraph" style:parent-style-name="Standard">
      <style:text-properties fo:color="#000000" loext:opacity="100%" style:text-outline="false" style:text-line-through-style="none" style:text-line-through-type="none" style:font-name="Luciole" fo:font-style="normal" fo:text-shadow="none" style:text-underline-style="none" fo:font-weight="normal" officeooo:rsid="00ac6e69" officeooo:paragraph-rsid="00b526d8" fo:background-color="transparent" style:font-size-asian="11pt" style:font-style-asian="normal" style:font-weight-asian="normal" style:font-weight-complex="normal" style:text-emphasize="none"/>
    </style:style>
    <style:style style:name="P3" style:family="paragraph" style:parent-style-name="Standard">
      <style:text-properties style:font-name="Luciole" officeooo:paragraph-rsid="0033d814" fo:background-color="transparent"/>
    </style:style>
    <style:style style:name="P4" style:family="paragraph" style:parent-style-name="Standard">
      <style:text-properties style:font-name="Luciole" officeooo:paragraph-rsid="00b526d8" fo:background-color="transparen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Luciole" officeooo:paragraph-rsid="00d51a12" fo:background-color="transparent"/>
    </style:style>
    <style:style style:name="P6" style:family="paragraph" style:parent-style-name="Standard">
      <style:paragraph-properties style:writing-mode="lr-tb"/>
      <style:text-properties style:font-name="Luciole" officeooo:paragraph-rsid="00d51a12" fo:background-color="transparent"/>
    </style:style>
    <style:style style:name="P7" style:family="paragraph" style:parent-style-name="Standard">
      <style:paragraph-properties fo:text-align="start" style:justify-single-word="false"/>
      <style:text-properties style:font-name="Luciole" officeooo:paragraph-rsid="00cf0532" fo:background-color="transparent"/>
    </style:style>
    <style:style style:name="P8" style:family="paragraph" style:parent-style-name="Standard">
      <style:paragraph-properties fo:text-align="start" style:justify-single-word="false"/>
      <style:text-properties style:font-name="Luciole" officeooo:paragraph-rsid="00c5ee16" fo:background-color="transparent"/>
    </style:style>
    <style:style style:name="P9" style:family="paragraph" style:parent-style-name="Standard">
      <style:paragraph-properties fo:text-align="start" style:justify-single-word="false"/>
      <style:text-properties style:font-name="Luciole" officeooo:paragraph-rsid="009d2949" fo:background-color="transparent"/>
    </style:style>
    <style:style style:name="P10" style:family="paragraph" style:parent-style-name="Standard">
      <style:paragraph-properties fo:text-align="start" style:justify-single-word="false"/>
      <style:text-properties style:font-name="Luciole" officeooo:paragraph-rsid="00c7284d" fo:background-color="transparent"/>
    </style:style>
    <style:style style:name="P11" style:family="paragraph" style:parent-style-name="Standard">
      <style:text-properties style:font-name="Luciole" officeooo:paragraph-rsid="00d9b871" fo:background-color="transparent"/>
    </style:style>
    <style:style style:name="P12" style:family="paragraph" style:parent-style-name="Standard">
      <style:text-properties style:font-name="Luciole" officeooo:paragraph-rsid="00dba218" fo:background-color="transparent"/>
    </style:style>
    <style:style style:name="P13" style:family="paragraph" style:parent-style-name="Standard">
      <style:text-properties style:font-name="Luciole" officeooo:paragraph-rsid="00c25e40" fo:background-color="transparent"/>
    </style:style>
    <style:style style:name="P14" style:family="paragraph" style:parent-style-name="Standard">
      <style:text-properties style:font-name="Luciole" officeooo:rsid="00ac6e69" officeooo:paragraph-rsid="00b526d8" fo:background-color="transparent"/>
    </style:style>
    <style:style style:name="P15" style:family="paragraph" style:parent-style-name="Standard">
      <style:text-properties style:font-name="Luciole" fo:font-size="12pt" officeooo:rsid="00380bbe" officeooo:paragraph-rsid="00dcd375" fo:background-color="transparent" style:font-size-asian="12pt" style:font-size-complex="12pt"/>
    </style:style>
    <style:style style:name="P16" style:family="paragraph" style:parent-style-name="Standard">
      <style:text-properties style:font-name="Luciole" fo:font-size="12pt" officeooo:rsid="00b526d8" officeooo:paragraph-rsid="00b526d8" fo:background-color="transparent"/>
    </style:style>
    <style:style style:name="P17" style:family="paragraph" style:parent-style-name="Standard">
      <style:text-properties style:font-name="Luciole" fo:font-size="12pt" officeooo:rsid="0033d814" officeooo:paragraph-rsid="0033d814" fo:background-color="transparent"/>
    </style:style>
    <style:style style:name="P18" style:family="paragraph" style:parent-style-name="Standard">
      <style:text-properties style:font-name="Luciole" fo:font-size="12pt" officeooo:rsid="00284028" officeooo:paragraph-rsid="00d51a12" fo:background-color="transparent"/>
    </style:style>
    <style:style style:name="P19" style:family="paragraph" style:parent-style-name="Standard">
      <style:text-properties style:font-name="Luciole" fo:font-size="12pt" officeooo:paragraph-rsid="0035ca4b" fo:background-color="transparent"/>
    </style:style>
    <style:style style:name="P20" style:family="paragraph" style:parent-style-name="Standard">
      <style:paragraph-properties fo:text-align="start" style:justify-single-word="false"/>
      <style:text-properties style:font-name="Luciole" fo:font-size="12pt" officeooo:rsid="009cd884" officeooo:paragraph-rsid="009cd884" fo:background-color="transparent"/>
    </style:style>
    <style:style style:name="P21" style:family="paragraph" style:parent-style-name="Standard">
      <style:paragraph-properties fo:text-align="start" style:justify-single-word="false"/>
      <style:text-properties style:font-name="Luciole" fo:font-size="12pt" officeooo:rsid="0078a055" officeooo:paragraph-rsid="0078a055" fo:background-color="transparent"/>
    </style:style>
    <style:style style:name="P22" style:family="paragraph" style:parent-style-name="Standard">
      <style:paragraph-properties fo:text-align="start" style:justify-single-word="false"/>
      <style:text-properties style:font-name="Luciole" fo:font-size="12pt" officeooo:rsid="00cf0532" officeooo:paragraph-rsid="00cf0532" fo:background-color="transparent"/>
    </style:style>
    <style:style style:name="P23" style:family="paragraph" style:parent-style-name="Standard">
      <style:paragraph-properties fo:text-align="start" style:justify-single-word="false"/>
      <style:text-properties style:font-name="Luciole" fo:font-size="12pt" officeooo:rsid="00cf0532" officeooo:paragraph-rsid="00dcd375" fo:background-color="transparent"/>
    </style:style>
    <style:style style:name="P24" style:family="paragraph" style:parent-style-name="Standard">
      <style:paragraph-properties fo:text-align="start" style:justify-single-word="false"/>
      <style:text-properties style:font-name="Luciole" fo:font-size="12pt" officeooo:rsid="00b69779" officeooo:paragraph-rsid="00b69779" fo:background-color="transparent"/>
    </style:style>
    <style:style style:name="P25" style:family="paragraph" style:parent-style-name="Standard">
      <style:text-properties style:font-name="Luciole" fo:font-size="12pt" officeooo:rsid="00b69779" officeooo:paragraph-rsid="00b69779" fo:background-color="transparent"/>
    </style:style>
    <style:style style:name="P26" style:family="paragraph" style:parent-style-name="Standard">
      <style:paragraph-properties fo:text-align="start" style:justify-single-word="false"/>
      <style:text-properties style:font-name="Luciole" fo:font-size="12pt" officeooo:rsid="00bab5e8" officeooo:paragraph-rsid="00bab5e8" fo:background-color="transparent"/>
    </style:style>
    <style:style style:name="P27" style:family="paragraph" style:parent-style-name="Standard">
      <style:paragraph-properties fo:text-align="start" style:justify-single-word="false"/>
      <style:text-properties style:font-name="Luciole" fo:font-size="12pt" officeooo:rsid="00bab5e8" officeooo:paragraph-rsid="00dcf257" fo:background-color="transparent"/>
    </style:style>
    <style:style style:name="P28" style:family="paragraph" style:parent-style-name="Standard">
      <style:paragraph-properties fo:text-align="start" style:justify-single-word="false"/>
      <style:text-properties style:font-name="Luciole" fo:font-size="12pt" officeooo:rsid="009d2949" officeooo:paragraph-rsid="009d2949" fo:background-color="transparent"/>
    </style:style>
    <style:style style:name="P29" style:family="paragraph" style:parent-style-name="Standard">
      <style:paragraph-properties fo:text-align="start" style:justify-single-word="false"/>
      <style:text-properties style:font-name="Luciole" fo:font-size="12pt" officeooo:rsid="00ca27cd" officeooo:paragraph-rsid="00ca27cd" fo:background-color="transparent"/>
    </style:style>
    <style:style style:name="P30" style:family="paragraph" style:parent-style-name="Standard">
      <style:paragraph-properties fo:text-align="start" style:justify-single-word="false"/>
      <style:text-properties style:font-name="Luciole" fo:font-size="12pt" officeooo:rsid="00c5ee16" officeooo:paragraph-rsid="00c5ee16" fo:background-color="transparent"/>
    </style:style>
    <style:style style:name="P31" style:family="paragraph" style:parent-style-name="Standard">
      <style:paragraph-properties fo:text-align="start" style:justify-single-word="false"/>
      <style:text-properties style:font-name="Luciole" fo:font-size="12pt" officeooo:rsid="00c7284d" officeooo:paragraph-rsid="00c7284d" fo:background-color="transparent"/>
    </style:style>
    <style:style style:name="P32" style:family="paragraph" style:parent-style-name="Standard">
      <style:text-properties style:font-name="Luciole" fo:font-size="12pt" fo:font-weight="normal" officeooo:rsid="00cdcec9" officeooo:paragraph-rsid="00cdcec9" fo:background-color="transparent" style:font-weight-asian="normal" style:font-weight-complex="normal"/>
    </style:style>
    <style:style style:name="P33" style:family="paragraph" style:parent-style-name="Standard">
      <style:text-properties style:font-name="Luciole" fo:font-size="12pt" fo:font-weight="normal" officeooo:rsid="00b526d8" officeooo:paragraph-rsid="00da0102" fo:background-color="transparent" style:font-weight-asian="normal" style:font-weight-complex="normal"/>
    </style:style>
    <style:style style:name="P34" style:family="paragraph" style:parent-style-name="Standard">
      <style:text-properties style:font-name="Luciole" fo:font-size="12pt" fo:font-weight="normal" officeooo:rsid="0077e1a0" officeooo:paragraph-rsid="00da0102" fo:background-color="transparent" style:font-weight-asian="normal" style:font-weight-complex="normal"/>
    </style:style>
    <style:style style:name="P35" style:family="paragraph" style:parent-style-name="Standard">
      <style:text-properties style:font-name="Luciole" fo:font-size="12pt" fo:font-weight="normal" officeooo:rsid="009cd884" officeooo:paragraph-rsid="00da0102" fo:background-color="transparen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uciole" fo:font-size="12pt" fo:font-style="normal" officeooo:rsid="00b69779" officeooo:paragraph-rsid="00b69779" fo:background-color="transparent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uciole" fo:font-size="12pt" fo:font-style="normal" officeooo:rsid="00b90811" officeooo:paragraph-rsid="00b90811" fo:background-color="transparent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Luciole" fo:font-size="12pt" fo:font-style="normal" officeooo:rsid="00ca8563" officeooo:paragraph-rsid="00ca8563" fo:background-color="transparent" style:font-style-asian="normal" style:font-style-complex="normal"/>
    </style:style>
    <style:style style:name="P39" style:family="paragraph" style:parent-style-name="Standard">
      <style:text-properties style:font-name="Luciole" fo:font-weight="normal" officeooo:rsid="00ccd620" officeooo:paragraph-rsid="00ccd620" fo:background-color="transparent" style:font-weight-asian="normal" style:font-weight-complex="normal"/>
    </style:style>
    <style:style style:name="P40" style:family="paragraph" style:parent-style-name="Heading_20_1">
      <style:text-properties style:font-name="Luciole1"/>
    </style:style>
    <style:style style:name="P41" style:family="paragraph" style:parent-style-name="Standard">
      <style:paragraph-properties fo:text-align="start" style:justify-single-word="false"/>
      <style:text-properties style:font-name="Luciole" fo:font-size="12pt" officeooo:rsid="009cd884" officeooo:paragraph-rsid="0087d350" fo:background-color="transparent"/>
    </style:style>
    <style:style style:name="P42" style:family="paragraph" style:parent-style-name="Standard">
      <style:text-properties style:font-name="Luciole" fo:font-size="12pt" officeooo:rsid="00380bbe" officeooo:paragraph-rsid="00dcd375" fo:background-color="transparent"/>
    </style:style>
    <style:style style:name="P43" style:family="paragraph" style:parent-style-name="Standard">
      <style:text-properties style:font-name="Luciole" fo:font-size="12pt" officeooo:paragraph-rsid="00cdcec9" fo:background-color="transparent"/>
    </style:style>
    <style:style style:name="P44" style:family="paragraph" style:parent-style-name="Standard">
      <style:text-properties style:font-name="Luciole" fo:font-size="12pt" fo:font-weight="normal" officeooo:rsid="00b526d8" officeooo:paragraph-rsid="00da0102" fo:background-color="transparen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uciole" fo:font-size="12pt" fo:font-style="normal" officeooo:rsid="00ca8563" officeooo:paragraph-rsid="00de797a" fo:background-color="transparent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Luciole" fo:font-size="12pt" fo:font-style="normal" officeooo:rsid="00b69779" officeooo:paragraph-rsid="00b69779" fo:background-color="transparent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uciole" fo:font-size="12pt" fo:font-style="normal" officeooo:rsid="00b69779" officeooo:paragraph-rsid="00de797a" fo:background-color="transparent" style:font-style-asian="normal" style:font-style-complex="normal"/>
    </style:style>
    <style:style style:name="P48" style:family="paragraph" style:parent-style-name="Standard">
      <style:text-properties style:font-name="Luciole" officeooo:rsid="00d72625" officeooo:paragraph-rsid="0080e86a" fo:background-color="transparent"/>
    </style:style>
    <style:style style:name="P49" style:family="paragraph" style:parent-style-name="Standard">
      <style:text-properties style:font-name="Luciole" officeooo:rsid="00af2733" officeooo:paragraph-rsid="00b526d8" fo:background-color="transparent" style:font-size-asian="11pt"/>
    </style:style>
    <style:style style:name="P50" style:family="paragraph" style:parent-style-name="Standard">
      <style:text-properties style:font-name="Luciole" officeooo:rsid="00b526d8" officeooo:paragraph-rsid="00da0102" fo:background-color="transparent"/>
    </style:style>
    <style:style style:name="P51" style:family="paragraph" style:parent-style-name="Standard">
      <style:text-properties style:font-name="Luciole" officeooo:rsid="00ccd620" officeooo:paragraph-rsid="00ccd620" fo:background-color="transparent"/>
    </style:style>
    <style:style style:name="P52" style:family="paragraph" style:parent-style-name="Standard">
      <style:paragraph-properties fo:text-align="start" style:justify-single-word="false"/>
      <style:text-properties style:font-name="Luciole" officeooo:paragraph-rsid="00e0e04d" fo:background-color="transparen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11b08" style:font-size-asian="11pt" style:font-style-asian="normal" style:font-weight-asian="normal" style:font-weight-complex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ac6e69" style:font-size-asian="11pt" style:font-style-asian="normal" style:font-weight-asian="normal" style:font-weight-complex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6" style:family="text">
      <style:text-properties fo:color="#000000" loext:opacity="100%" fo:font-size="12pt"/>
    </style:style>
    <style:style style:name="T7" style:family="text">
      <style:text-properties fo:color="#000000" loext:opacity="100%" fo:font-size="12pt" officeooo:rsid="00c25e40"/>
    </style:style>
    <style:style style:name="T8" style:family="text">
      <style:text-properties fo:color="#000000" loext:opacity="100%" style:font-name="Luciole" fo:font-size="12pt" officeooo:rsid="0033d814" fo:background-color="transparent" loext:char-shading-value="0"/>
    </style:style>
    <style:style style:name="T9" style:family="text">
      <style:text-properties fo:color="#000000" loext:opacity="100%" style:font-name="Luciole" fo:font-size="12pt" officeooo:rsid="00d51a12" fo:background-color="transparent" loext:char-shading-value="0"/>
    </style:style>
    <style:style style:name="T10" style:family="text">
      <style:text-properties officeooo:rsid="0035ca4b"/>
    </style:style>
    <style:style style:name="T11" style:family="text">
      <style:text-properties officeooo:rsid="00557eeb"/>
    </style:style>
    <style:style style:name="T12" style:family="text">
      <style:text-properties officeooo:rsid="005d3bf4"/>
    </style:style>
    <style:style style:name="T13" style:family="text">
      <style:text-properties officeooo:rsid="00b526d8"/>
    </style:style>
    <style:style style:name="T14" style:family="text">
      <style:text-properties officeooo:rsid="00b69779"/>
    </style:style>
    <style:style style:name="T15" style:family="text">
      <style:text-properties officeooo:rsid="00b7d822"/>
    </style:style>
    <style:style style:name="T16" style:family="text">
      <style:text-properties officeooo:rsid="00b7f449"/>
    </style:style>
    <style:style style:name="T17" style:family="text">
      <style:text-properties officeooo:rsid="00b90811"/>
    </style:style>
    <style:style style:name="T18" style:family="text">
      <style:text-properties officeooo:rsid="00bab5e8"/>
    </style:style>
    <style:style style:name="T19" style:family="text">
      <style:text-properties officeooo:rsid="00c25e40"/>
    </style:style>
    <style:style style:name="T20" style:family="text">
      <style:text-properties officeooo:rsid="00c5ee16"/>
    </style:style>
    <style:style style:name="T21" style:family="text">
      <style:text-properties officeooo:rsid="00c7284d"/>
    </style:style>
    <style:style style:name="T22" style:family="text">
      <style:text-properties officeooo:rsid="00c8c929"/>
    </style:style>
    <style:style style:name="T23" style:family="text">
      <style:text-properties officeooo:rsid="00ca8563"/>
    </style:style>
    <style:style style:name="T24" style:family="text">
      <style:text-properties officeooo:rsid="00cf0532"/>
    </style:style>
    <style:style style:name="T25" style:family="text">
      <style:text-properties officeooo:rsid="00d133c9"/>
    </style:style>
    <style:style style:name="T26" style:family="text">
      <style:text-properties officeooo:rsid="00d4c9ec"/>
    </style:style>
    <style:style style:name="T27" style:family="text">
      <style:text-properties officeooo:rsid="00d51a12"/>
    </style:style>
    <style:style style:name="T28" style:family="text">
      <style:text-properties officeooo:rsid="003a81b2"/>
    </style:style>
    <style:style style:name="T29" style:family="text">
      <style:text-properties officeooo:rsid="004c6d4a"/>
    </style:style>
    <style:style style:name="T30" style:family="text">
      <style:text-properties officeooo:rsid="00d72625"/>
    </style:style>
    <style:style style:name="T31" style:family="text">
      <style:text-properties officeooo:rsid="00d9b87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ccd620" style:font-weight-asian="normal" style:font-weight-complex="normal"/>
    </style:style>
    <style:style style:name="T34" style:family="text">
      <style:text-properties fo:font-weight="normal" officeooo:rsid="00cdcec9" style:font-weight-asian="normal" style:font-weight-complex="normal"/>
    </style:style>
    <style:style style:name="T35" style:family="text">
      <style:text-properties fo:font-weight="normal" officeooo:rsid="00d9b871" style:font-weight-asian="normal" style:font-weight-complex="normal"/>
    </style:style>
    <style:style style:name="T36" style:family="text">
      <style:text-properties fo:font-weight="normal" style:font-size-asian="12pt" style:font-weight-asian="normal" style:font-size-complex="12pt" style:font-weight-complex="normal"/>
    </style:style>
    <style:style style:name="T37" style:family="text">
      <style:text-properties officeooo:rsid="00da0102"/>
    </style:style>
    <style:style style:name="T38" style:family="text">
      <style:text-properties officeooo:rsid="00dba218"/>
    </style:style>
    <style:style style:name="T39" style:family="text">
      <style:text-properties officeooo:rsid="0049fe17"/>
    </style:style>
    <style:style style:name="T40" style:family="text">
      <style:text-properties officeooo:rsid="003b42ee"/>
    </style:style>
    <style:style style:name="T41" style:family="text">
      <style:text-properties style:text-position="super 58%"/>
    </style:style>
    <style:style style:name="T42" style:family="text">
      <style:text-properties fo:font-size="15pt" fo:font-weight="bold"/>
    </style:style>
    <style:style style:name="T43" style:family="text">
      <style:text-properties fo:font-size="15pt" fo:font-weight="bold" officeooo:rsid="00b526d8"/>
    </style:style>
    <style:style style:name="T44" style:family="text">
      <style:text-properties fo:font-size="15pt" fo:font-weight="bold" fo:background-color="transparent" loext:char-shading-value="0"/>
    </style:style>
    <style:style style:name="T45" style:family="text">
      <style:text-properties fo:font-size="15pt" fo:font-weight="bold" officeooo:rsid="00b526d8" fo:background-color="transparent" loext:char-shading-value="0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12pt"/>
    </style:style>
    <style:style style:name="T48" style:family="text">
      <style:text-properties fo:font-size="12pt" officeooo:rsid="009afa4f"/>
    </style:style>
    <style:style style:name="T49" style:family="text">
      <style:text-properties fo:font-size="12pt" officeooo:rsid="0033d814"/>
    </style:style>
    <style:style style:name="T50" style:family="text">
      <style:text-properties fo:font-size="12pt" officeooo:rsid="00d4c9ec"/>
    </style:style>
    <style:style style:name="T51" style:family="text">
      <style:text-properties fo:font-size="12pt" officeooo:rsid="00cdcec9"/>
    </style:style>
    <style:style style:name="T52" style:family="text">
      <style:text-properties fo:font-size="12pt" officeooo:rsid="00cf0532"/>
    </style:style>
    <style:style style:name="T53" style:family="text">
      <style:text-properties fo:font-size="12pt" officeooo:rsid="00c5ee16"/>
    </style:style>
    <style:style style:name="T54" style:family="text">
      <style:text-properties fo:font-size="12pt" officeooo:rsid="00d133c9"/>
    </style:style>
    <style:style style:name="T55" style:family="text">
      <style:text-properties fo:font-size="12pt" officeooo:rsid="009d2949"/>
    </style:style>
    <style:style style:name="T56" style:family="text">
      <style:text-properties fo:font-size="12pt" officeooo:rsid="00b69779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officeooo:rsid="00c5ee16" style:font-size-asian="12pt" style:font-size-complex="12pt"/>
    </style:style>
    <style:style style:name="T59" style:family="text">
      <style:text-properties fo:font-size="12pt" officeooo:rsid="00c7284d" style:font-size-asian="12pt" style:font-size-complex="12pt"/>
    </style:style>
    <style:style style:name="T60" style:family="text">
      <style:text-properties fo:font-size="12pt" fo:font-weight="normal" officeooo:rsid="00b526d8" style:font-weight-asian="normal" style:font-weight-complex="normal"/>
    </style:style>
    <style:style style:name="T61" style:family="text">
      <style:text-properties fo:font-size="12pt" fo:font-weight="normal" officeooo:rsid="00dba218" style:font-weight-asian="normal" style:font-weight-complex="normal"/>
    </style:style>
    <style:style style:name="T62" style:family="text">
      <style:text-properties fo:font-size="12pt" officeooo:rsid="00c25e40"/>
    </style:style>
    <style:style style:name="T63" style:family="text">
      <style:text-properties style:font-name="Luciole" fo:font-size="12pt" fo:background-color="transparent" loext:char-shading-value="0"/>
    </style:style>
    <style:style style:name="T64" style:family="text">
      <style:text-properties style:font-name="Luciole" fo:font-size="15pt" fo:font-weight="bold" fo:background-color="transparent" loext:char-shading-value="0"/>
    </style:style>
    <style:style style:name="T65" style:family="text">
      <style:text-properties style:font-name="Luciole" fo:font-size="15pt" fo:font-weight="bold" officeooo:rsid="00b526d8" fo:background-color="transparent" loext:char-shading-value="0"/>
    </style:style>
    <style:style style:name="T66" style:family="text">
      <style:text-properties officeooo:rsid="00dcf257"/>
    </style:style>
    <style:style style:name="T67" style:family="text">
      <style:text-properties officeooo:rsid="00de797a"/>
    </style:style>
    <style:style style:name="T68" style:family="text">
      <style:text-properties officeooo:rsid="00e0e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46">Le Lieu-Dit <text:line-break/></text:span><text:span text:style-name="T44">Programme </text:span><text:span text:style-name="T45">septembre</text:span><text:span text:style-name="T44"> 2025</text:span></text:h>
      <text:p text:style-name="P15"><text:span text:style-name="T39">L</text:span>e <text:span text:style-name="T39">L</text:span>ieu-<text:span text:style-name="T40">d</text:span>it est un espace d’expérimentations culturelles, sociales et citoyenne géré par la ville de <text:span text:style-name="T39">C</text:span>lermont-<text:span text:style-name="T39">F</text:span>errand et mis à disposition d’associations. </text:p>
      <text:p text:style-name="P15"><text:span text:style-name="T40">i</text:span>l est composé de 6 espaces: </text:p>
      <text:p text:style-name="P15">-la vitrine, le foyer et la galerie au rez-de-chaussée</text:p>
      <text:p text:style-name="P15">-le club et le théâtre au 1<text:span text:style-name="T41">er</text:span> étage, accessible par des escaliers uniquement</text:p>
      <text:p text:style-name="P42"><text:span text:style-name="T36">-l’appartement au 2ème étage, accessible par des escaliers uniquement</text:span></text:p>
      <text:h text:style-name="Heading_20_2" text:outline-level="2">mardi 9 septembre</text:h>
      <text:p text:style-name="P17"><text:span text:style-name="T26">20</text:span>h <text:span text:style-name="T13">au Club</text:span></text:p>
      <text:p text:style-name="P16">Concerts <text:span text:style-name="T26">de Prix Libre </text:span><text:span text:style-name="T30">(Cold Punk dansant)</text:span><text:span text:style-name="T26"> et Vanessa </text:span><text:span text:style-name="T30">(Dub indus solaire)</text:span></text:p>
      <text:p text:style-name="P3"><text:span text:style-name="T48">organisé </text:span><text:span text:style-name="T49">par </text:span><text:span text:style-name="T50">Dérapage</text:span></text:p>
      <text:p text:style-name="P48"><text:span text:style-name="T47">5€</text:span></text:p>
      <text:h text:style-name="Heading_20_2" text:outline-level="2">jeudi 11 septembre</text:h>
      <text:p text:style-name="P14"><text:span text:style-name="T2">9</text:span><text:span text:style-name="T1">h</text:span><text:span text:style-name="T2">30</text:span><text:span text:style-name="T1"> </text:span><text:span text:style-name="T2">à l’appartement</text:span></text:p>
      <text:p text:style-name="P4"><text:span text:style-name="T3">Ateliers</text:span><text:span text:style-name="T5"> d'échange de pratiques et d’expérimentations autour de la place des usages et des corps dans les collectifs avec Aurore Bimont et Jérémie Chomette </text:span></text:p>
      <text:p text:style-name="P4"><text:span text:style-name="T5">Cycle "le Commun - des pratiques sociales pour des collectifs post-capitalistes" </text:span><text:span text:style-name="T1"><text:s/></text:span></text:p>
      <text:p text:style-name="P2">par Danser l’Orage</text:p>
      <text:p text:style-name="P49"><text:span text:style-name="T4">sur inscription</text:span></text:p>
      <text:h text:style-name="Heading_20_2" text:outline-level="2">samedi 13 septembre</text:h>
      <text:p text:style-name="P18">1<text:span text:style-name="T27">4</text:span>h <text:span text:style-name="T27">et 15</text:span>h<text:span text:style-name="T27">30</text:span> au Théâtre</text:p>
      <text:p text:style-name="P5">Ateliers mouvement et dialogue </text:p>
      <text:p text:style-name="P6">"Aidant.es ; Grand Âge ; Expression artistique"</text:p>
      <text:p text:style-name="P6">par <text:span text:style-name="T28">Co</text:span><text:span text:style-name="T68">mpagn</text:span><text:span text:style-name="T28">ies La Traver</text:span><text:span text:style-name="T29">S</text:span><text:span text:style-name="T28">cène et</text:span> La Lune Rouge</text:p>
      <text:p text:style-name="P1"><text:span text:style-name="T9">gratuit </text:span><text:span text:style-name="T8">sur réservation </text:span><text:span text:style-name="T9">via 06 69 18 75 27 ou</text:span><text:span text:style-name="T8"> </text:span><text:a xlink:type="simple" xlink:href="http://www.latraverscene.fr/" office:target-frame-name="_blank" xlink:show="new" text:style-name="Internet_20_link" text:visited-style-name="Visited_20_Internet_20_Link"><text:span text:style-name="T63">www.latraverscene.fr</text:span></text:a></text:p>
      <text:h text:style-name="Heading_20_2" text:outline-level="2">vendredi 16 septembre</text:h>
      <text:p text:style-name="P39"><text:span text:style-name="T47">1</text:span><text:span text:style-name="T51">8h au théâtre</text:span></text:p>
      <text:p text:style-name="P32">AG de l’association Les Ami.e.s du Rio et Projection</text:p>
      <text:p text:style-name="P32">18h : assemblée générale de l’association</text:p>
      <text:p text:style-name="P32">20h30 : projection de « French Connection » de William Friedkin (1h44 - VOSTFR)</text:p>
      <text:p text:style-name="P32">organisé par le Cinéma le Rio</text:p>
      <text:p text:style-name="P32">entrée libre pour l’AG, 5€ pour la projection</text:p>
      <text:p text:style-name="P43"><text:span text:style-name="T34">nourriture et boissons sur place pour l’AG</text:span></text:p>
      <text:h text:style-name="Heading_20_2" text:outline-level="2">vendredi <text:span text:style-name="T14">19 septembre</text:span></text:h>
      <text:p text:style-name="P21"><text:span text:style-name="T24">20</text:span>h <text:span text:style-name="T14">au Foyer</text:span></text:p>
      <text:p text:style-name="P22">scène partagée danse, musique et théâtre</text:p>
      <text:p text:style-name="P23">« Quand je serai vieux » extrait stand up de « Voyage en terre de vieillesse » par Julien Dailllère de la C<text:span text:style-name="T68">ompagn</text:span>ie La traverScène (30 min)</text:p>
      <text:p text:style-name="P7"><text:span text:style-name="T52">« </text:span>HDC.24 » performance par Yoann Sarrat <text:span text:style-name="T24">de la</text:span> Cie FREEING (20 min)</text:p>
      <text:p text:style-name="P7"><text:soft-page-break/>Solo de danse par Eloane <text:span text:style-name="T24">du</text:span> CRR Clermont (5 min)</text:p>
      <text:p text:style-name="P7">Intimité musicale one-man band par COMBINAISON</text:p>
      <text:p text:style-name="P20">organisé par Lårs &amp; Lāvy</text:p>
      <text:p text:style-name="P41">prix libre</text:p>
      <text:h text:style-name="Heading_20_2" text:outline-level="2">samedi 20 septembre</text:h>
      <text:p text:style-name="P24"><text:span text:style-name="T18">15</text:span>h au Foyer</text:p>
      <text:p text:style-name="P24">Journée Européennes du Patrimoine</text:p>
      <text:p text:style-name="P26">Visites du Lieu-Dit </text:p>
      <text:p text:style-name="P27"><text:span text:style-name="T66">C</text:span>réation d’une fresque représentant la carte du quartier rue Claude Baccot</text:p>
      <text:p text:style-name="P24">organisé par les Amix du Lieu-Dit</text:p>
      <text:p text:style-name="P24">entrée libre</text:p>
      <text:h text:style-name="Heading_20_2" text:outline-level="2">s<text:span text:style-name="T14">amedi 20 septembre</text:span></text:h>
      <text:p text:style-name="P28"><text:span text:style-name="T20">1</text:span><text:span text:style-name="T25">8</text:span>h au C<text:span text:style-name="T14">lub </text:span><text:span text:style-name="T20">et Théâtre</text:span></text:p>
      <text:p text:style-name="P29">Soirée Mets du Respect</text:p>
      <text:p text:style-name="P52"><text:span text:style-name="T53">1</text:span><text:span text:style-name="T54">8</text:span><text:span text:style-name="T53">h au Théâtre : Tables rondes « </text:span>Importance et diversité du métier d’ingé son » <text:span text:style-name="T25">et</text:span> « Structurer un label à <text:span text:style-name="T22">C</text:span>lermont »</text:p>
      <text:p text:style-name="P8"><text:span text:style-name="T54">20</text:span><text:span text:style-name="T53">h au Club : C</text:span><text:span text:style-name="T55">oncerts </text:span><text:span text:style-name="T53">et DJ set (Hip hop, electro) de </text:span>Uncoolkidchichi, Toma!, GAL, Toothpick, Duno b2b XO</text:p>
      <text:p text:style-name="P9"><text:span text:style-name="T55">organisé par </text:span><text:span text:style-name="T56">Mets du </text:span><text:span text:style-name="T53">r</text:span><text:span text:style-name="T56">espect </text:span><text:span text:style-name="T53">sur</text:span><text:span text:style-name="T56"> Clermont</text:span></text:p>
      <text:p text:style-name="P10"><text:span text:style-name="T53">5</text:span><text:span text:style-name="T55">€ </text:span><text:span text:style-name="T53">et gratuit pour les </text:span><text:span text:style-name="T58">étudiant</text:span><text:span text:style-name="T57">·</text:span><text:span text:style-name="T59">e</text:span><text:span text:style-name="T58">s</text:span></text:p>
      <text:p text:style-name="P30">nourriture sur place</text:p>
      <text:h text:style-name="Heading_20_2" text:outline-level="2"><text:span text:style-name="T67">m</text:span>ercredi 24 septembre</text:h>
      <text:p text:style-name="P39"><text:span text:style-name="T31">19</text:span>h au foyer</text:p>
      <text:p text:style-name="P39">Conférence Gesticulée</text:p>
      <text:p text:style-name="P11"><text:span text:style-name="T33">« </text:span>Vivre d’amour et d’eau fraîche - Sainte-Soline, les mégabassines et moi<text:span text:style-name="T33"> »</text:span></text:p>
      <text:p text:style-name="P39">organisé par <text:span text:style-name="T31">Extinction Rebellion et </text:span>Alerte Planète</text:p>
      <text:p text:style-name="P51"><text:span text:style-name="T32">prix libre, </text:span><text:span text:style-name="T35">pour tout public à partir de 15 ans</text:span></text:p>
      <text:h text:style-name="Heading_20_2" text:outline-level="2">jeudi 25 septembre</text:h>
      <text:p text:style-name="P24"><text:span text:style-name="T27">18</text:span>h au Théâtre</text:p>
      <text:p text:style-name="P24">Journée de rencontres/<text:span text:style-name="T21">Revue de projets</text:span></text:p>
      <text:p text:style-name="P31">Design <text:span text:style-name="T68">et</text:span> Réemploi</text:p>
      <text:p text:style-name="P24">organisé par A<text:span text:style-name="T16">rt</text:span>ex et le Portemine</text:p>
      <text:p text:style-name="P24">entrée libre</text:p>
      <text:h text:style-name="Heading_20_2" text:outline-level="2">samedi 27 et dimanche 28 septembre</text:h>
      <text:p text:style-name="P36">L’Eutropique du Concert <text:span text:style-name="T23">#</text:span><text:span text:style-name="T17">6</text:span></text:p>
      <text:p text:style-name="P47">organisé par l’Excentrale</text:p>
      <text:p text:style-name="P47"><text:span text:style-name="T23">5</text:span>€ <text:span text:style-name="T23">samedi soir, gratuit dimanche</text:span></text:p>
      <text:p text:style-name="P45">réservation conseillées pour les concerts du dimanche</text:p>
      <text:h text:style-name="Heading_20_3" text:outline-level="3">s<text:span text:style-name="T23">amedi 27 septembre</text:span></text:h>
      <text:p text:style-name="P37"><text:tab/><text:span text:style-name="T23">18h30 au Foyer : apéro-musical avec La Dévorante (gratuit)</text:span></text:p>
      <text:p text:style-name="P37"><text:tab/><text:span text:style-name="T23">20h30 au Théâtre : Concert de BOSC </text:span></text:p>
      <text:p text:style-name="P37"><text:tab/><text:span text:style-name="T23">22h au Club : Concerts de Ramdam Fatal</text:span></text:p>
      <text:h text:style-name="Heading_20_3" text:outline-level="3"><text:soft-page-break/>dimanche 28 septembre</text:h>
      <text:p text:style-name="P38"><text:tab/>15h, 16h et 17h au Foyer : départ pour les concerts dans les jardins du quartier</text:p>
      <text:h text:style-name="Heading_20_2" text:outline-level="2">dimanche <text:span text:style-name="T14">2</text:span><text:span text:style-name="T37">8</text:span> septembre</text:h>
      <text:p text:style-name="P34"><text:span text:style-name="T13">20</text:span>h au Foyer</text:p>
      <text:p text:style-name="P33">Projection Ciné-club de La Bûche</text:p>
      <text:p text:style-name="P12"><text:span text:style-name="T60">« </text:span><text:span text:style-name="T61">Vercingétorix, la légende du druide roi » de </text:span><text:span text:style-name="T38">Jacques Dorfmann</text:span><text:span text:style-name="T61"> (2h22 - VF)</text:span></text:p>
      <text:p text:style-name="P35">organisé par B<text:span text:style-name="T13">raquage</text:span></text:p>
      <text:p text:style-name="P33">prix libre</text:p>
      <text:p text:style-name="P50"><text:span text:style-name="T32">cantine et buvette à partir de 19h</text:span></text:p>
      <text:h text:style-name="Heading_20_2" text:outline-level="2">mardi 30 septembre </text:h>
      <text:p text:style-name="P25"><text:span text:style-name="T19">9</text:span>h à l’appartement</text:p>
      <text:p text:style-name="P25"><text:span text:style-name="T19">Formation </text:span>Atelier « <text:span text:style-name="T19">Photographier ses créations artisanales »</text:span></text:p>
      <text:p text:style-name="P25">organisé par Appuy Culture</text:p>
      <text:p text:style-name="P25"><text:span text:style-name="T19">gratuit </text:span>sur inscription <text:span text:style-name="T19">(places limitées)</text:span></text:p>
      <text:p text:style-name="P13"><text:span text:style-name="T62">pour les </text:span><text:span text:style-name="T6">artisan.e</text:span><text:span text:style-name="T7">s</text:span><text:span text:style-name="T6">, créateur.rice</text:span><text:span text:style-name="T7">s</text:span><text:span text:style-name="T6">, designe</text:span><text:span text:style-name="T7">rs</text:span> </text:p>
      <text:h text:style-name="Heading_20_2" text:outline-level="2">les choses que vous ne voyez pas </text:h>
      <text:p text:style-name="P19"><text:span text:style-name="T10">des </text:span>résidence<text:span text:style-name="T10">s </text:span><text:span text:style-name="T15">pour la TraverScène et Zaoum</text:span><text:span text:style-name="T10">,</text:span> <text:span text:style-name="T11">des </text:span>réunions d’associations, de compagnies et de syndicats,<text:span text:style-name="T11"> </text:span><text:span text:style-name="T13">les permanences du Débrouillo’Lab </text:span><text:span text:style-name="T14">des </text:span><text:span text:style-name="T15">Petits Débrouillards Auvergne, l’accueil d’une partie du séminaire de la Direction de la Culture, les Journées européennes du Patrimoine</text:span><text:span text:style-name="T12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ole" svg:font-family="Luciole"/>
    <style:font-face style:name="Luciole1" svg:font-family="Luciole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loext:graphic-properties draw:fill-gradient-name="gradient" draw:fill-hatch-name="hatch"/>
      <style:paragraph-properties fo:margin-top="0cm" fo:margin-bottom="0.499cm" style:contextual-spacing="false" fo:text-align="start" style:justify-single-word="false"/>
      <style:text-properties style:font-name="Luciole1" fo:font-family="Luciole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gradient-name="gradient" draw:fill-hatch-name="hatch"/>
      <style:paragraph-properties fo:margin-top="0.499cm" fo:margin-bottom="0.101cm" style:contextual-spacing="false"/>
      <style:text-properties style:font-name="Luciole1" fo:font-family="Luciole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uciole1" fo:font-family="Luciole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>Clélia BARTHELON</meta:initial-creator>
    <dc:date>2025-09-03T15:38:39.805709174</dc:date>
    <dc:creator>Samuel B</dc:creator>
    <meta:editing-duration>P4DT2H20M19S</meta:editing-duration>
    <meta:editing-cycles>64</meta:editing-cycles>
    <dc:title>Le Lieu-Dit Programme septembre 2025</dc:title>
    <meta:document-statistic meta:table-count="0" meta:image-count="0" meta:object-count="0" meta:page-count="3" meta:paragraph-count="93" meta:word-count="644" meta:character-count="3914" meta:non-whitespace-character-count="3347"/>
  </office:meta>
</office:document-meta>
</file>